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26cm" draw:marker-end-width="0.26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-color="#ffffff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9cm" svg:y1="1.666cm" svg:x2="0.987cm" svg:y2="0.749cm">
          <text:p/>
        </draw:line>
        <draw:g>
          <draw:custom-shape draw:style-name="gr2" draw:text-style-name="P1" draw:layer="layout" svg:width="0.6cm" svg:height="0.6cm" svg:x="0.69cm" svg:y="0.861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ircle draw:style-name="gr3" draw:text-style-name="P1" draw:layer="layout" svg:width="0.2cm" svg:height="0.2cm" svg:x="0.89cm" svg:y="1.361cm">
            <text:p/>
          </draw:circle>
        </draw:g>
        <draw:frame draw:style-name="gr4" draw:text-style-name="P2" draw:layer="layout" svg:width="0.786cm" svg:height="0.729cm" svg:x="0.61cm" svg:y="0.152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5-25T13:32:54.67</meta:creation-date>
    <dc:date>2018-05-25T15:27:48.81</dc:date>
    <dc:creator>SSE </dc:creator>
    <meta:editing-duration>PT1H40M37S</meta:editing-duration>
    <meta:editing-cycles>3</meta:editing-cycles>
    <meta:generator>OpenOffice/4.1.0$Win32 OpenOffice.org_project/410m18$Build-9764</meta:generator>
    <meta:document-statistic meta:object-count="5"/>
  </office:meta>
</office:document-meta>
</file>